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LT-Book" svg:font-family="AvenirLT-Book, Arial, sans-serif"/>
    <style:font-face style:name="Lohit Devanagari1" svg:font-family="'Lohit Devanagari'"/>
    <style:font-face style:name="Open Sans" svg:font-family="'Open Sans', Helvetica, Arial, sans-serif"/>
    <style:font-face style:name="Roboto" svg:font-family="Roboto, sans-serif"/>
    <style:font-face style:name="alternate gothic fs no" svg:font-family="'alternate gothic fs no', Rg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701" officeooo:paragraph-rsid="0011d701"/>
    </style:style>
    <style:style style:name="P2" style:family="paragraph" style:parent-style-name="Standard">
      <style:text-properties officeooo:rsid="0011d701" officeooo:paragraph-rsid="00149b34"/>
    </style:style>
    <style:style style:name="P3" style:family="paragraph" style:parent-style-name="Standard">
      <style:text-properties officeooo:rsid="0011d701" officeooo:paragraph-rsid="001552a5"/>
    </style:style>
    <style:style style:name="P4" style:family="paragraph" style:parent-style-name="Standard">
      <style:text-properties officeooo:paragraph-rsid="0011d701"/>
    </style:style>
    <style:style style:name="P5" style:family="paragraph" style:parent-style-name="Standard">
      <style:text-properties officeooo:paragraph-rsid="001552a5"/>
    </style:style>
    <style:style style:name="T1" style:family="text">
      <style:text-properties officeooo:rsid="0011d701"/>
    </style:style>
    <style:style style:name="T2" style:family="text">
      <style:text-properties officeooo:rsid="0012514e"/>
    </style:style>
    <style:style style:name="T3" style:family="text">
      <style:text-properties fo:font-variant="normal" fo:text-transform="none" fo:color="#000000" style:font-name="AvenirLT-Book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AvenirLT-Book" fo:font-size="10.5pt" fo:letter-spacing="normal" fo:font-style="normal" fo:font-weight="normal" officeooo:rsid="0012514e"/>
    </style:style>
    <style:style style:name="T5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normal" officeooo:rsid="0012e1c4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normal" officeooo:rsid="00149b34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normal" officeooo:rsid="001552a5"/>
    </style:style>
    <style:style style:name="T9" style:family="text">
      <style:text-properties fo:font-variant="normal" fo:text-transform="none" fo:color="#5b5b5b" style:font-name="Open Sans" fo:font-size="13.5pt" fo:letter-spacing="normal" fo:font-style="normal" fo:font-weight="normal"/>
    </style:style>
    <style:style style:name="T10" style:family="text">
      <style:text-properties fo:font-variant="normal" fo:text-transform="none" fo:color="#5b5b5b" style:font-name="Open Sans" fo:font-size="13.5pt" fo:letter-spacing="normal" fo:font-style="normal" fo:font-weight="normal" officeooo:rsid="00149b34"/>
    </style:style>
    <style:style style:name="T1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normal" officeooo:rsid="001552a5"/>
    </style:style>
    <style:style style:name="T13" style:family="text">
      <style:text-properties officeooo:rsid="0012e1c4"/>
    </style:style>
    <style:style style:name="T14" style:family="text">
      <style:text-properties fo:text-transform="uppercase" style:font-name="alternate gothic fs no" fo:font-weight="normal"/>
    </style:style>
    <style:style style:name="T15" style:family="text">
      <style:text-properties fo:text-transform="uppercase" style:font-name="alternate gothic fs no" fo:font-weight="normal" officeooo:rsid="0012e1c4"/>
    </style:style>
    <style:style style:name="T16" style:family="text">
      <style:text-properties officeooo:rsid="00149b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igarette : </text:p>
      <text:p text:style-name="P4"><text:span text:style-name="T1">- </text:span><text:span text:style-name="T2">On respires de nombreux produits toxiques, acceleration du viellissament de la peau, </text:span><text:span text:style-name="T3">accélère l’apparition de la ménopause, une baisse de la fertilité, entraîne des dérèglements du système digestif, troubles du sommeil, de nombreux problèmes dentaires </text:span><text:span text:style-name="T4">et fumer peut donner 9 cancer sur 10 </text:span></text:p>
      <text:p text:style-name="P5"><text:span text:style-name="T1">- </text:span><text:span text:style-name="Strong_20_Emphasis"><text:span text:style-name="T5">Réduisez progressivement le nombre de cigarettes, Faites du sport, Occupez vos doigts, </text:span></text:span><text:span text:style-name="Strong_20_Emphasis"><text:span text:style-name="T6">Utiliser des patch de nicotine. si vous voulez </text:span></text:span><text:span text:style-name="Strong_20_Emphasis"><text:span text:style-name="T7">trouver plus de solutions</text:span></text:span><text:span text:style-name="Strong_20_Emphasis"><text:span text:style-name="T6"> Vous pouvez en discuter avec nos co</text:span></text:span><text:span text:style-name="Strong_20_Emphasis"><text:span text:style-name="T8">a</text:span></text:span><text:span text:style-name="Strong_20_Emphasis"><text:span text:style-name="T6">ches, ils vont vous aider et vous conseiller pour atteinder cette objectifs</text:span></text:span></text:p>
      <text:p text:style-name="P1"/>
      <text:p text:style-name="P1">alcohol :</text:p>
      <text:p text:style-name="P4"><text:span text:style-name="T1">-</text:span><text:span text:style-name="T14">AUGMENTE LE RISQUE DE CERTAINS CANCERS, AUGMENTE LE RISQUE DE MALADIES CARDIOVASCULAIRES, LE RISQUE DE CIRRHOSE, </text:span><text:span text:style-name="T15">trouble cognitif et</text:span><text:span text:style-name="T14"> </text:span><text:span text:style-name="T15">affaiblie notre santé mentale</text:span></text:p>
      <text:p text:style-name="P2">- <text:span text:style-name="T13">faut arreter d en boir et le remplacer par du jus de fruit maison, si vous voulez </text:span><text:span text:style-name="T16">trouver plus de solutions</text:span><text:span text:style-name="T13"> </text:span><text:span text:style-name="Strong_20_Emphasis"><text:span text:style-name="T6">Vous pouvez en discuter avec nos cotches, ils vont vous aider et vous conseiller pour atteinder cette objectifs</text:span></text:span></text:p>
      <text:p text:style-name="P1"/>
      <text:p text:style-name="P1">soft drink :</text:p>
      <text:p text:style-name="P4"><text:span text:style-name="T1">- </text:span><text:span text:style-name="T16">soufrire de trouble chroniques renaux, </text:span><text:span text:style-name="T9">cancer de l'oesophage, l'obésité, hyperactivité, carie dentaire </text:span><text:span text:style-name="T10">et diabete</text:span><text:span text:style-name="T9">.</text:span></text:p>
      <text:p text:style-name="P2">-<text:span text:style-name="T16">Le remplacer par du jus de fruit </text:span><text:span text:style-name="T13">si vous voulez </text:span><text:span text:style-name="T16">trouver plus de solutions</text:span><text:span text:style-name="T13"> </text:span><text:span text:style-name="Strong_20_Emphasis"><text:span text:style-name="T6">Vous pouvez en discuter avec nos coaches, ils vont vous aider et vous conseiller pour atteinder cette objectifs</text:span></text:span></text:p>
      <text:p text:style-name="P1"/>
      <text:p text:style-name="P1">mayo :</text:p>
      <text:p text:style-name="P4"><text:span text:style-name="T1">-</text:span><text:span text:style-name="T11">Il y a un risque de contamination lors de la préparation ou de multiplication microbienne pendant les phases de conservation.</text:span></text:p>
      <text:p text:style-name="P2">-<text:span text:style-name="T13">si vous voulez </text:span><text:span text:style-name="T16">trouver plus de solutions</text:span><text:span text:style-name="T13"> </text:span><text:span text:style-name="Strong_20_Emphasis"><text:span text:style-name="T6">Vous pouvez en discuter avec nos coa</text:span></text:span><text:span text:style-name="Strong_20_Emphasis"><text:span text:style-name="T7">c</text:span></text:span><text:span text:style-name="Strong_20_Emphasis"><text:span text:style-name="T6">hes, ils vont vous aider et vous conseiller pour atteinder cette objectifs</text:span></text:span></text:p>
      <text:p text:style-name="P1"/>
      <text:p text:style-name="P1">sugar :</text:p>
      <text:p text:style-name="P4"><text:span text:style-name="T1">-</text:span><text:span text:style-name="T11">troubles du pancréas et de la production d'insuline </text:span><text:span text:style-name="T12">et a long terme apparition d'un diabète de type 2</text:span></text:p>
      <text:p text:style-name="P3">-<text:span text:style-name="T13">si vous voulez </text:span><text:span text:style-name="T16">trouver plus de solutions</text:span><text:span text:style-name="T13"> </text:span><text:span text:style-name="Strong_20_Emphasis"><text:span text:style-name="T6">Vous pouvez en discuter avec nos coa</text:span></text:span><text:span text:style-name="Strong_20_Emphasis"><text:span text:style-name="T7">c</text:span></text:span><text:span text:style-name="Strong_20_Emphasis"><text:span text:style-name="T6">hes, ils vont vous aider et vous conseiller pour atteinder cette objectifs</text:span></text:span></text:p>
      <text:p text:style-name="P1"/>
      <text:p text:style-name="P1">oil :</text:p>
      <text:p text:style-name="P1">-</text:p>
      <text:p text:style-name="P1">-</text:p>
      <text:p text:style-name="P1"/>
      <text:p text:style-name="P1">butter :</text:p>
      <text:p text:style-name="P1">-</text:p>
      <text:p text:style-name="P1">-</text:p>
      <text:p text:style-name="P1"/>
      <text:p text:style-name="P1">nutella :</text:p>
      <text:p text:style-name="P1">-</text:p>
      <text:p text:style-name="P1">-</text:p>
      <text:p text:style-name="P1"/>
      <text:p text:style-name="P1">milk :</text:p>
      <text:p text:style-name="P1">-</text:p>
      <text:p text:style-name="P1"><text:soft-page-break/>-</text:p>
      <text:p text:style-name="P1"/>
      <text:p text:style-name="P1">cereal :</text:p>
      <text:p text:style-name="P1">-</text:p>
      <text:p text:style-name="P1">-</text:p>
      <text:p text:style-name="P1"/>
      <text:p text:style-name="P1">CG :</text:p>
      <text:p text:style-name="P1">-</text:p>
      <text:p text:style-name="P1">-</text:p>
      <text:p text:style-name="P1"/>
      <text:p text:style-name="P1">industrial meat :</text:p>
      <text:p text:style-name="P1">-</text:p>
      <text:p text:style-name="P1">-</text:p>
      <text:p text:style-name="P1"/>
      <text:p text:style-name="P1">cans :</text:p>
      <text:p text:style-name="P1">-</text:p>
      <text:p text:style-name="P1">-</text:p>
      <text:p text:style-name="P1"/>
      <text:p text:style-name="P1">pringles :</text:p>
      <text:p text:style-name="P1">-</text:p>
      <text:p text:style-name="P1">-</text:p>
      <text:p text:style-name="P1"/>
      <text:p text:style-name="P1">fast food :</text:p>
      <text:p text:style-name="P1">-</text:p>
      <text:p text:style-name="P1">-</text:p>
      <text:p text:style-name="P1"/>
      <text:p text:style-name="P1">soap :</text:p>
      <text:p text:style-name="P1">-</text:p>
      <text:p text:style-name="P1">-</text:p>
      <text:p text:style-name="P1"/>
      <text:p text:style-name="P1">toothpaste :</text:p>
      <text:p text:style-name="P1">-</text:p>
      <text:p text:style-name="P1">-</text:p>
      <text:p text:style-name="P1"/>
      <text:p text:style-name="P1">cream for the skin :</text:p>
      <text:p text:style-name="P1">-</text:p>
      <text:p text:style-name="P1">-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LT-Book" svg:font-family="AvenirLT-Book, Arial, sans-serif"/>
    <style:font-face style:name="Lohit Devanagari1" svg:font-family="'Lohit Devanagari'"/>
    <style:font-face style:name="Open Sans" svg:font-family="'Open Sans', Helvetica, Arial, sans-serif"/>
    <style:font-face style:name="Roboto" svg:font-family="Roboto, sans-serif"/>
    <style:font-face style:name="alternate gothic fs no" svg:font-family="'alternate gothic fs no', Rg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1:51:26.133892075</meta:creation-date>
    <dc:date>2021-12-20T02:51:20.311750593</dc:date>
    <meta:editing-duration>PT8M43S</meta:editing-duration>
    <meta:editing-cycles>1</meta:editing-cycles>
    <meta:document-statistic meta:table-count="0" meta:image-count="0" meta:object-count="0" meta:page-count="2" meta:paragraph-count="54" meta:word-count="353" meta:character-count="1978" meta:non-whitespace-character-count="1677"/>
    <meta:generator>LibreOffice/6.4.7.2$Linux_X86_64 LibreOffice_project/40$Build-2</meta:generator>
  </office:meta>
</office:document-meta>
</file>